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pl" fo:country="PL"/>
    </style:style>
    <style:style style:name="P2" style:family="paragraph" style:parent-style-name="Standard">
      <style:text-properties fo:language="pl" fo:country="PL" officeooo:rsid="00016b25" officeooo:paragraph-rsid="00016b25"/>
    </style:style>
    <style:style style:name="P3" style:family="paragraph" style:parent-style-name="Standard">
      <style:text-properties fo:language="pl" fo:country="PL" style:text-underline-style="solid" style:text-underline-width="auto" style:text-underline-color="font-color" officeooo:rsid="00016b25" officeooo:paragraph-rsid="00016b25"/>
    </style:style>
    <style:style style:name="P4" style:family="paragraph" style:parent-style-name="Standard">
      <style:text-properties fo:language="pl" fo:country="PL" officeooo:rsid="0003af7c" officeooo:paragraph-rsid="0003af7c"/>
    </style:style>
    <style:style style:name="P5" style:family="paragraph" style:parent-style-name="Standard">
      <style:text-properties fo:language="pl" fo:country="PL" officeooo:rsid="00051036" officeooo:paragraph-rsid="00051036"/>
    </style:style>
    <style:style style:name="P6" style:family="paragraph" style:parent-style-name="Standard">
      <style:text-properties fo:language="pl" fo:country="PL" officeooo:rsid="0005d526" officeooo:paragraph-rsid="00051036"/>
    </style:style>
    <style:style style:name="P7" style:family="paragraph" style:parent-style-name="Standard">
      <style:text-properties fo:language="pl" fo:country="PL" officeooo:rsid="0005d526" officeooo:paragraph-rsid="0005d526"/>
    </style:style>
    <style:style style:name="P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pl" fo:country="PL"/>
    </style:style>
    <style:style style:name="P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pl" fo:country="PL" officeooo:rsid="0003af7c" officeooo:paragraph-rsid="0003af7c"/>
    </style:style>
    <style:style style:name="T1" style:family="text">
      <style:text-properties officeooo:rsid="00016b25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officeooo:rsid="00051036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1">Cel <text:span text:style-name="T1">pomiarowy</text:span></text:p>
      <text:p text:style-name="P1"/>
      <text:p text:style-name="P1">Dokonać analizy klas projektu</text:p>
      <text:p text:style-name="P1">w celu scharakteryzowania (oceny) projektu</text:p>
      <text:p text:style-name="P1">w odniesieniu do łatwości jego utrzymania (rozwoju)</text:p>
      <text:p text:style-name="P1">z perspektywy programisty</text:p>
      <text:p text:style-name="P1">w kontekście zespołu pracując<text:span text:style-name="T3">ego</text:span> nad nim.</text:p>
      <text:p text:style-name="P1"/>
      <text:p text:style-name="P1">Metryka LCOM*</text:p>
      <text:p text:style-name="P1"/>
      <text:p text:style-name="P1">Obiekt pomiaru: produkt</text:p>
      <text:p text:style-name="P1">Sposób pomiaru: obiektywn<text:span text:style-name="T1">y</text:span></text:p>
      <text:p text:style-name="P1">Rodzaj miary: bezpośrednia</text:p>
      <text:p text:style-name="P1">Skala pomiarowa: -----</text:p>
      <text:p text:style-name="P8"/>
      <text:p text:style-name="P1"/>
      <text:p text:style-name="P1"><draw:frame draw:style-name="fr1" draw:name="Obiekt1" text:anchor-type="as-char" svg:y="-1.542cm" svg:width="6.219cm" svg:height="1.92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3"><text:span text:style-name="T2">CheckActorVisitor</text:span>:</text:p>
      <text:p text:style-name="P2"/>
      <text:p text:style-name="P2"><draw:frame draw:style-name="fr1" draw:name="Obiekt2" text:anchor-type="as-char" svg:y="-1.15cm" svg:width="6.726cm" svg:height="1.528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4">CheckKeywordVisitor:</text:p>
      <text:p text:style-name="P4"/>
      <text:p text:style-name="P4"><draw:frame draw:style-name="fr1" draw:name="Obiekt3" text:anchor-type="as-char" svg:y="-1.15cm" svg:width="5.495cm" svg:height="1.528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4"/>
      <text:p text:style-name="P4">CountStepsVisitor:</text:p>
      <text:p text:style-name="P4"/>
      <text:p text:style-name="P4"><draw:frame draw:style-name="fr1" draw:name="Obiekt4" text:anchor-type="as-char" svg:y="-1.15cm" svg:width="6.225cm" svg:height="1.528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4"/>
      <text:p text:style-name="P4">NumberStepsVisitor:</text:p>
      <text:p text:style-name="P4"/>
      <text:p text:style-name="P4"><draw:frame draw:style-name="fr1" draw:name="Obiekt5" text:anchor-type="as-char" svg:y="-1.15cm" svg:width="7.447cm" svg:height="1.528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4"/>
      <text:p text:style-name="P4"/>
      <text:p text:style-name="P4"/>
      <text:p text:style-name="P4"/>
      <text:p text:style-name="P4"><text:soft-page-break/>WrongStepsVisitor:</text:p>
      <text:p text:style-name="P4"/>
      <text:p text:style-name="P4"><draw:frame draw:style-name="fr1" draw:name="Obiekt6" text:anchor-type="as-char" svg:y="-1.15cm" svg:width="6.237cm" svg:height="1.528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4"/>
      <text:p text:style-name="P4">Scenario:</text:p>
      <text:p text:style-name="P4"/>
      <text:p text:style-name="P4"><draw:frame draw:style-name="fr1" draw:name="Obiekt7" text:anchor-type="as-char" svg:y="-1.15cm" svg:width="6.759cm" svg:height="1.528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4"/>
      <text:p text:style-name="P4">Step:</text:p>
      <text:p text:style-name="P4"/>
      <text:p text:style-name="P4"><draw:frame draw:style-name="fr1" draw:name="Obiekt8" text:anchor-type="as-char" svg:y="-1.15cm" svg:width="6.239cm" svg:height="1.528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9"/>
      <text:p text:style-name="P4"/>
      <text:p text:style-name="P4">Min: <draw:frame draw:style-name="fr1" draw:name="Obiekt9" text:anchor-type="as-char" svg:y="-0.619cm" svg:width="1.819cm" svg:height="0.998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4">Max: <draw:frame draw:style-name="fr1" draw:name="Obiekt10" text:anchor-type="as-char" svg:y="-0.619cm" svg:width="1.607cm" svg:height="0.998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5">Avg: <draw:frame draw:style-name="fr1" draw:name="Obiekt11" text:anchor-type="as-char" svg:y="-0.619cm" svg:width="2.028cm" svg:height="0.998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6"/>
      <text:p text:style-name="P7">Wnioski:</text:p>
      <text:p text:style-name="P7">Zarówno w ujęciu indywidualnym, jak i całościowym, w projekcie znaczące problemy ze spójnością nie występują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2.1$Windows_X86_64 LibreOffice_project/65905a128db06ba48db947242809d14d3f9a93fe</meta:generator>
    <dc:date>2019-01-15T02:42:49.405000000</dc:date>
    <meta:editing-duration>PT12M16S</meta:editing-duration>
    <meta:editing-cycles>3</meta:editing-cycles>
    <meta:document-statistic meta:table-count="0" meta:image-count="0" meta:object-count="11" meta:page-count="2" meta:paragraph-count="31" meta:word-count="67" meta:character-count="550" meta:non-whitespace-character-count="503"/>
  </office:meta>
</office:document-meta>
</file>

<file path=Object 1/content.xml><?xml version="1.0" encoding="utf-8"?>
<math xmlns="http://www.w3.org/1998/Math/MathML" display="block">
  <semantics>
    <mrow>
      <mtext>LCOM*</mtext>
      <mo stretchy="false">=</mo>
      <mfrac>
        <mrow>
          <mtext>NOM</mtext>
          <mo stretchy="false">−</mo>
          <mfrac>
            <mrow>
              <mrow>
                <munder>
                  <mo stretchy="false">∑</mo>
                  <mrow>
                    <mtext>m</mtext>
                    <mo stretchy="false">∈</mo>
                    <mtext>M</mtext>
                  </mrow>
                </munder>
                <msub>
                  <mtext>NOA</mtext>
                  <mtext>CC</mtext>
                </msub>
              </mrow>
              <mrow>
                <mo fence="true" stretchy="false">(</mo>
                <mrow>
                  <mtext>m</mtext>
                </mrow>
                <mo fence="true" stretchy="false">)</mo>
              </mrow>
            </mrow>
            <mi mathvariant="italic">NOA</mi>
          </mfrac>
        </mrow>
        <mrow>
          <mi mathvariant="italic">NOM</mi>
          <mo stretchy="false">−</mo>
          <mn>1</mn>
        </mrow>
      </mfrac>
    </mrow>
    <annotation encoding="StarMath 5.0">{"LCOM*"} = { "NOM" -{sum from{ "m" in "M" } "NOA" sub "CC" ("m")} over{ NOA }}over{NOM-1 }</annotation>
  </semantics>
</math>
</file>

<file path=Object 10/content.xml><?xml version="1.0" encoding="utf-8"?>
<math xmlns="http://www.w3.org/1998/Math/MathML" display="block">
  <semantics>
    <mrow>
      <mfrac>
        <mn>7</mn>
        <mn>10</mn>
      </mfrac>
      <mo stretchy="false">≃</mo>
      <mn>0.7</mn>
    </mrow>
    <annotation encoding="StarMath 5.0">7 over 10 simeq 0.7</annotation>
  </semantics>
</math>
</file>

<file path=Object 11/content.xml><?xml version="1.0" encoding="utf-8"?>
<math xmlns="http://www.w3.org/1998/Math/MathML" display="block">
  <semantics>
    <mrow>
      <mfrac>
        <mn>38</mn>
        <mn>105</mn>
      </mfrac>
      <mo stretchy="false">≃</mo>
      <mn>0.36</mn>
    </mrow>
    <annotation encoding="StarMath 5.0">38 over 105 simeq 0.36</annotation>
  </semantics>
</math>
</file>

<file path=Object 2/content.xml><?xml version="1.0" encoding="utf-8"?>
<math xmlns="http://www.w3.org/1998/Math/MathML" display="block">
  <semantics>
    <mrow>
      <mtext>LCOM*</mtext>
      <mo stretchy="false">=</mo>
      <mfrac>
        <mrow>
          <mn>5</mn>
          <mo stretchy="false">−</mo>
          <mfrac>
            <mrow>
              <mn>2</mn>
              <mo stretchy="false">+</mo>
              <mn>0</mn>
              <mo stretchy="false">+</mo>
              <mn>3</mn>
              <mo stretchy="false">+</mo>
              <mn>1</mn>
              <mo stretchy="false">+</mo>
              <mn>1</mn>
            </mrow>
            <mn>3</mn>
          </mfrac>
        </mrow>
        <mrow>
          <mn>5</mn>
          <mo stretchy="false">−</mo>
          <mn>1</mn>
        </mrow>
      </mfrac>
      <mo stretchy="false">=</mo>
      <mfrac>
        <mn>2</mn>
        <mn>3</mn>
      </mfrac>
      <mo stretchy="false">≃</mo>
      <mn>0.67</mn>
    </mrow>
    <annotation encoding="StarMath 5.0">"LCOM*" = { 5 - { 2 + 0 + 3 + 1 + 1 } over { 3 } } over { 5 - 1 } = { 2 } over { 3 } simeq 0.67</annotation>
  </semantics>
</math>
</file>

<file path=Object 3/content.xml><?xml version="1.0" encoding="utf-8"?>
<math xmlns="http://www.w3.org/1998/Math/MathML" display="block">
  <semantics>
    <mrow>
      <mtext>LCOM*</mtext>
      <mo stretchy="false">=</mo>
      <mfrac>
        <mrow>
          <mn>3</mn>
          <mo stretchy="false">−</mo>
          <mfrac>
            <mrow>
              <mn>0</mn>
              <mo stretchy="false">+</mo>
              <mn>1</mn>
              <mo stretchy="false">+</mo>
              <mn>1</mn>
            </mrow>
            <mn>1</mn>
          </mfrac>
        </mrow>
        <mrow>
          <mn>3</mn>
          <mo stretchy="false">−</mo>
          <mn>1</mn>
        </mrow>
      </mfrac>
      <mo stretchy="false">=</mo>
      <mfrac>
        <mn>1</mn>
        <mn>2</mn>
      </mfrac>
      <mo stretchy="false">≃</mo>
      <mn>0.5</mn>
    </mrow>
    <annotation encoding="StarMath 5.0">"LCOM*" = { 3 - { 0 + 1 + 1 } over { 1 } } over { 3 - 1 } = { 1 } over { 2 } simeq 0.5</annotation>
  </semantics>
</math>
</file>

<file path=Object 4/content.xml><?xml version="1.0" encoding="utf-8"?>
<math xmlns="http://www.w3.org/1998/Math/MathML" display="block">
  <semantics>
    <mrow>
      <mtext>LCOM*</mtext>
      <mo stretchy="false">=</mo>
      <mfrac>
        <mrow>
          <mn>4</mn>
          <mo stretchy="false">−</mo>
          <mfrac>
            <mrow>
              <mn>1</mn>
              <mo stretchy="false">+</mo>
              <mn>2</mn>
              <mo stretchy="false">+</mo>
              <mn>2</mn>
              <mo stretchy="false">+</mo>
              <mn>1</mn>
            </mrow>
            <mn>3</mn>
          </mfrac>
        </mrow>
        <mrow>
          <mn>4</mn>
          <mo stretchy="false">−</mo>
          <mn>1</mn>
        </mrow>
      </mfrac>
      <mo stretchy="false">=</mo>
      <mfrac>
        <mn>1</mn>
        <mn>3</mn>
      </mfrac>
      <mo stretchy="false">≃</mo>
      <mn>0.33</mn>
    </mrow>
    <annotation encoding="StarMath 5.0">"LCOM*" = { 4 - { 1 + 2 + 2 + 1 } over { 3 } } over { 4 - 1 } = { 1 } over { 3 } simeq 0.33</annotation>
  </semantics>
</math>
</file>

<file path=Object 5/content.xml><?xml version="1.0" encoding="utf-8"?>
<math xmlns="http://www.w3.org/1998/Math/MathML" display="block">
  <semantics>
    <mrow>
      <mtext>LCOM*</mtext>
      <mo stretchy="false">=</mo>
      <mfrac>
        <mrow>
          <mn>6</mn>
          <mo stretchy="false">−</mo>
          <mfrac>
            <mrow>
              <mn>2</mn>
              <mo stretchy="false">+</mo>
              <mn>2</mn>
              <mo stretchy="false">+</mo>
              <mn>3</mn>
              <mo stretchy="false">+</mo>
              <mn>3</mn>
              <mo stretchy="false">+</mo>
              <mn>3</mn>
              <mo stretchy="false">+</mo>
              <mn>1</mn>
            </mrow>
            <mn>3</mn>
          </mfrac>
        </mrow>
        <mrow>
          <mn>6</mn>
          <mo stretchy="false">−</mo>
          <mn>1</mn>
        </mrow>
      </mfrac>
      <mo stretchy="false">=</mo>
      <mfrac>
        <mn>4</mn>
        <mn>15</mn>
      </mfrac>
      <mo stretchy="false">≃</mo>
      <mn>0.27</mn>
    </mrow>
    <annotation encoding="StarMath 5.0">"LCOM*" = { 6 - { 2 + 2 + 3 + 3 + 3 + 1 } over { 3 } } over { 6 - 1 } = { 4 } over { 15 } simeq 0.27</annotation>
  </semantics>
</math>
</file>

<file path=Object 6/content.xml><?xml version="1.0" encoding="utf-8"?>
<math xmlns="http://www.w3.org/1998/Math/MathML" display="block">
  <semantics>
    <mrow>
      <mtext>LCOM*</mtext>
      <mo stretchy="false">=</mo>
      <mfrac>
        <mrow>
          <mn>4</mn>
          <mo stretchy="false">−</mo>
          <mfrac>
            <mrow>
              <mn>2</mn>
              <mo stretchy="false">+</mo>
              <mn>3</mn>
              <mo stretchy="false">+</mo>
              <mn>3</mn>
              <mo stretchy="false">+</mo>
              <mn>1</mn>
            </mrow>
            <mn>3</mn>
          </mfrac>
        </mrow>
        <mrow>
          <mn>4</mn>
          <mo stretchy="false">−</mo>
          <mn>1</mn>
        </mrow>
      </mfrac>
      <mo stretchy="false">=</mo>
      <mfrac>
        <mn>1</mn>
        <mn>3</mn>
      </mfrac>
      <mo stretchy="false">≃</mo>
      <mn>0.33</mn>
    </mrow>
    <annotation encoding="StarMath 5.0">"LCOM*" = { 4 - { 2 + 3 + 3 + 1 } over { 3 } } over { 4 - 1 } = { 1 } over { 3 } simeq 0.33</annotation>
  </semantics>
</math>
</file>

<file path=Object 7/content.xml><?xml version="1.0" encoding="utf-8"?>
<math xmlns="http://www.w3.org/1998/Math/MathML" display="block">
  <semantics>
    <mrow>
      <mtext>LCOM*</mtext>
      <mo stretchy="false">=</mo>
      <mfrac>
        <mrow>
          <mn>5</mn>
          <mo stretchy="false">−</mo>
          <mfrac>
            <mrow>
              <mn>4</mn>
              <mo stretchy="false">+</mo>
              <mn>4</mn>
              <mo stretchy="false">+</mo>
              <mn>1</mn>
              <mo stretchy="false">+</mo>
              <mn>1</mn>
              <mo stretchy="false">+</mo>
              <mn>1</mn>
            </mrow>
            <mn>5</mn>
          </mfrac>
        </mrow>
        <mrow>
          <mn>5</mn>
          <mo stretchy="false">−</mo>
          <mn>1</mn>
        </mrow>
      </mfrac>
      <mo stretchy="false">=</mo>
      <mfrac>
        <mn>7</mn>
        <mn>10</mn>
      </mfrac>
      <mo stretchy="false">≃</mo>
      <mn>0.7</mn>
    </mrow>
    <annotation encoding="StarMath 5.0">"LCOM*" = { 5 - { 4 + 4 + 1 + 1 + 1 } over { 5 } } over { 5 - 1 } = { 7 } over { 10 } simeq 0.7</annotation>
  </semantics>
</math>
</file>

<file path=Object 8/content.xml><?xml version="1.0" encoding="utf-8"?>
<math xmlns="http://www.w3.org/1998/Math/MathML" display="block">
  <semantics>
    <mrow>
      <mtext>LCOM*</mtext>
      <mo stretchy="false">=</mo>
      <mfrac>
        <mrow>
          <mn>4</mn>
          <mo stretchy="false">−</mo>
          <mfrac>
            <mrow>
              <mn>2</mn>
              <mo stretchy="false">+</mo>
              <mn>1</mn>
              <mo stretchy="false">+</mo>
              <mn>1</mn>
              <mo stretchy="false">+</mo>
              <mn>0</mn>
            </mrow>
            <mn>2</mn>
          </mfrac>
        </mrow>
        <mrow>
          <mn>4</mn>
          <mo stretchy="false">−</mo>
          <mn>1</mn>
        </mrow>
      </mfrac>
      <mo stretchy="false">=</mo>
      <mfrac>
        <mn>2</mn>
        <mn>3</mn>
      </mfrac>
      <mo stretchy="false">≃</mo>
      <mn>0.67</mn>
    </mrow>
    <annotation encoding="StarMath 5.0">"LCOM*" = { 4 - { 2 + 1 + 1 + 0 } over { 2 } } over { 4 - 1 } = { 2 } over { 3 } simeq 0.67</annotation>
  </semantics>
</math>
</file>

<file path=Object 9/content.xml><?xml version="1.0" encoding="utf-8"?>
<math xmlns="http://www.w3.org/1998/Math/MathML" display="block">
  <semantics>
    <mrow>
      <mfrac>
        <mn>4</mn>
        <mn>15</mn>
      </mfrac>
      <mo stretchy="false">≃</mo>
      <mn>0.27</mn>
    </mrow>
    <annotation encoding="StarMath 5.0">4 over 15  simeq 0.27</annotation>
  </semantics>
</math>
</file>